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P4" style:parent-style-name="PreformattedText" style:family="paragraph">
      <style:text-properties fo:language="en" fo:country="US"/>
    </style:style>
    <style:style style:name="P5" style:parent-style-name="PreformattedText" style:family="paragraph">
      <style:text-properties fo:language="en" fo:country="US"/>
    </style:style>
    <style:style style:name="P6" style:parent-style-name="PreformattedText" style:family="paragraph">
      <style:text-properties fo:language="en" fo:country="US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T10" style:parent-style-name="Policepardéfaut" style:family="text">
      <style:text-properties fo:language="en" fo:country="US"/>
    </style:style>
  </office:automatic-styles>
  <office:body>
    <office:text text:use-soft-page-breaks="true">
      <text:p text:style-name="P1"/>
      <text:p text:style-name="P4">GIL Jérôme<text:s/>11608911</text:p>
      <text:p text:style-name="P5">PEYROT<text:s/>Thomas<text:s/>11608040</text:p>
      <text:p text:style-name="P6">SCRIVEN<text:s/>Anthony<text:s/>11607550</text:p>
      <text:p text:style-name="P7"/>
      <text:p text:style-name="P8"/>
      <text:p text:style-name="P9"/>
      <text:p text:style-name="Titre"><text:span text:style-name="T10"><text:tab/></text:span>CAHIER DES CHARGES</text:p>
      <text:p text:style-name="PreformattedText"/>
      <text:p text:style-name="PreformattedText"/>
      <text:p text:style-name="PreformattedText"/>
      <text:h text:style-name="Titre1" text:outline-level="1"><text:tab/>Chapitre 1 - Présentation du projet</text:h>
      <text:p text:style-name="PreformattedText"/>
      <text:p text:style-name="PreformattedText"/>
      <text:h text:style-name="Titre1" text:outline-level="1"><text:tab/>Chapitre 2 - Description détaillée de l'application</text:h>
      <text:p text:style-name="PreformattedText"/>
      <text:p text:style-name="PreformattedText"/>
      <text:h text:style-name="Titre1" text:outline-level="1"><text:tab/>Chapitre 3 - Contraintes</text:h>
      <text:p text:style-name="PreformattedText"/>
      <text:p text:style-name="PreformattedText"/>
      <text:h text:style-name="Titre1" text:outline-level="1"><text:tab/>Chapitre 4 - Déroulement du projet</text:h>
      <text:p text:style-name="PreformattedText"/>
      <text:p text:style-name="PreformattedText"/>
      <text:h text:style-name="Titre1" text:outline-level="1"><text:tab/>Annexe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reformattedText" style:family="paragraph">
      <style:paragraph-properties fo:text-align="center"/>
    </style:style>
    <style:style style:name="P3" style:parent-style-name="PreformattedText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reformattedText">LIFPROJET<text:s/>-<text:s/><text:bookmark-start text:name="lifap4_conception_et_developpement_d_app"/><text:bookmark-end text:name="lifap4_conception_et_developpement_d_app"/>Projet<text:tab/><text:tab/><text:tab/><text:tab/><text:tab/><text:tab/><text:tab/><text:tab/><text:tab/><text:tab/>2018-2019</text:p>
      </style:header>
      <style:footer>
        <text:p text:style-name="P2"/>
        <text:p text:style-name="P3">Université Claude Bernard Lyon 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érôme Gil</meta:initial-creator>
    <dc:creator>Jérôme Gil</dc:creator>
    <meta:creation-date>2018-09-14T12:14:00Z</meta:creation-date>
    <dc:date>2018-09-14T12:14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3" meta:row-count="1" meta:non-whitespace-character-count="224"/>
  </office:meta>
</office:document-meta>
</file>